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text>
      <text:p>this is an example of a simple table containing 1 row and 1 column</text:p>
      <table:table table:name="Table1">
        <table:table-column table:number-columns-repeated="1"/>
        <table:table-row>
          <table:table-cell>
            <text:p/>
          </table:table-cell>
        </table:table-row>
      </table:table>
      <text:p>this is an example of a simple table containing 1 row and 3 columns</text:p>
      <table:table table:name="Table1">
        <table:table-column table:number-columns-repeated="3"/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a simple table containing 3 rows and 1 column</text:p>
      <table:table table:name="Table2">
        <table:table-column table:number-columns-repeated="1"/>
        <table:table-row>
          <table:table-cell>
            <text:p/>
          </table:table-cell>
        </table:table-row>
        <table:table-row>
          <table:table-cell>
            <text:p/>
          </table:table-cell>
        </table:table-row>
        <table:table-row>
          <table:table-cell>
            <text:p/>
          </table:table-cell>
        </table:table-row>
      </table:table>
      <text:p>this is an example of a simple table containing 3 rows and 3 columns</text:p>
      <table:table table:name="Table2">
        <table:table-column table:number-columns-repeated="3"/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